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734db" officeooo:paragraph-rsid="000734db"/>
    </style:style>
    <style:style style:name="P2" style:family="paragraph" style:parent-style-name="Standard">
      <style:paragraph-properties fo:text-align="center" style:justify-single-word="false"/>
      <style:text-properties officeooo:rsid="000734db" officeooo:paragraph-rsid="000734db"/>
    </style:style>
    <style:style style:name="P3" style:family="paragraph" style:parent-style-name="Standard">
      <style:paragraph-properties fo:text-align="start" style:justify-single-word="false"/>
      <style:text-properties officeooo:rsid="000734db" officeooo:paragraph-rsid="000734db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iz 2</text:p>
      <text:p text:style-name="P2"/>
      <text:p text:style-name="P1">Which of the following are correct SPARQL queries?</text:p>
      <text:section text:style-name="Sect1" text:name="2f8249d2a355687458bf91650c06ea841991158c">
        <text:section text:style-name="Sect1" text:name="593b6fae7a4b650749276f7ec1afa1f6b2c02e9e">
          <text:p text:style-name="Text_20_body"><text:span text:style-name="Source_20_Text">SELECT ?x WHERE { ?x ?y ?z }</text:span><text:line-break/></text:p>
        </text:section>
        <text:section text:style-name="Sect1" text:name="18bd7b96c5633213ad0ded14c37bba59f283cbf0">
          <text:p text:style-name="Text_20_body"><text:span text:style-name="Source_20_Text">SELECT ?x ?y WHERE { ?x ?y ?z } ORDER BY DESC(?z)</text:span><text:line-break/></text:p>
        </text:section>
        <text:section text:style-name="Sect1" text:name="fcff49c7b56fb3b91fd7b16fb26b6d433b0ed96c">
          <text:p text:style-name="Text_20_body"><text:span text:style-name="Source_20_Text">SELECT (COUNT(*) AS ?nb) WHERE { ?x ?y ?z } GROUP BY ?x LIMIT 10</text:span><text:line-break/></text:p>
        </text:section>
        <text:section text:style-name="Sect1" text:name="bf1e83f708514ba11e43032e17a35608571a3f5b">
          <text:p text:style-name="Text_20_body"><text:span text:style-name="Source_20_Text">SELECT ?x WHERE ?x = 1</text:span><text:line-break/></text:p>
        </text:section>
        <text:section text:style-name="Sect1" text:name="e81aa9ada9e8c76be12f13d8530ca561c3d049b7">
          <text:p text:style-name="Text_20_body"><text:span text:style-name="Source_20_Text">SELECT ?p.name WHERE { ?p a ex:Person; ex:name ?name }</text:span><text:line-break/></text:p>
        </text:section>
      </text:section>
      <text:section text:style-name="Sect1" text:name="89d35ce9c3be0cadc971e5dfd2dc018d6541dd91">
        <text:p text:style-name="Text_20_body">Which of the following can appear in the <text:span text:style-name="Source_20_Text">WHERE</text:span> clause of a SPARQL query?</text:p>
        <text:section text:style-name="Sect1" text:name="b6a01d98f99033a2ba84b530a8da37378f8264b0">
          <text:p text:style-name="Text_20_body"><text:span text:style-name="Source_20_Text">ex:Platypus ex:typeOfAnimal ?x .</text:span><text:line-break/></text:p>
        </text:section>
        <text:section text:style-name="Sect1" text:name="7c0d48d35dad6d844b65402ca113cd1d1180922e">
          <text:p text:style-name="Text_20_body">None of the other answers are correct.<text:line-break/></text:p>
        </text:section>
        <text:section text:style-name="Sect1" text:name="8bf89824ae5799b916913b3d69390d044fd421b3">
          <text:p text:style-name="Text_20_body"><text:span text:style-name="Source_20_Text">ex:Platypus ?x ex:Mammal .</text:span><text:line-break/></text:p>
        </text:section>
        <text:section text:style-name="Sect1" text:name="b88bf206847fb0cacd5c2ce8e5c7e72daddc421b">
          <text:p text:style-name="Text_20_body"><text:span text:style-name="Source_20_Text">?x ?y ?z .</text:span><text:line-break/></text:p>
        </text:section>
        <text:section text:style-name="Sect1" text:name="d03101c94805cea1e4c728aad89f223b3714ea00">
          <text:p text:style-name="Text_20_body"><text:span text:style-name="Source_20_Text">?x ex:typeOfAnimal ex:Mammal .</text:span><text:line-break/></text:p>
        </text:section>
      </text:section>
      <text:section text:style-name="Sect1" text:name="6abc3b9ca9a42d5dc66dd3ee9673f695a084c368">
        <text:p text:style-name="Text_20_body">Which of the following can appear in the <text:span text:style-name="Source_20_Text">WHERE</text:span> clause of a SPARQL query?</text:p>
        <text:section text:style-name="Sect1" text:name="121747f702a5f4c38427acc11eb5a0db28ea694f">
          <text:p text:style-name="Text_20_body"><text:span text:style-name="Source_20_Text">?x ?y "Mammal"@en .</text:span><text:line-break/></text:p>
        </text:section>
        <text:section text:style-name="Sect1" text:name="Section1">
          <text:p text:style-name="Text_20_body"><text:bookmark text:name="7c0d48d35dad6d844b65402ca113cd1d1180922e"/>None of the other answers are correct.<text:line-break/></text:p>
        </text:section>
        <text:section text:style-name="Sect1" text:name="382d7293669c4b188d372f59b65caa624066f283">
          <text:p text:style-name="Text_20_body"><text:span text:style-name="Source_20_Text">"Platypus" "typeOfAnimal" "Mammal"^^xsd:string .</text:span><text:line-break/></text:p>
        </text:section>
        <text:section text:style-name="Sect1" text:name="a3f32b00e6614ef29748a93edccc9ccce9157357">
          <text:p text:style-name="Text_20_body"><text:span text:style-name="Source_20_Text">"Platypus"@en ?x ?y .</text:span><text:line-break/></text:p>
        </text:section>
        <text:section text:style-name="Sect1" text:name="4cb9e8e27768ef3f06c9e929954e4d1adc41a852">
          <text:p text:style-name="Text_20_body"><text:span text:style-name="Source_20_Text">?x "typeOfAnimal"@en ?y .</text:span><text:line-break/></text:p>
        </text:section>
      </text:section>
      <text:section text:style-name="Sect1" text:name="231a4e1e7d4e062eefe985bff64898437985f3a8">
        <text:p text:style-name="Text_20_body">Which of the following statements are true?</text:p>
        <text:section text:style-name="Sect1" text:name="320fc124e6e8e332d7e581bd9a54a048f03284d0">
          <text:p text:style-name="Text_20_body"><text:soft-page-break/><text:span text:style-name="Source_20_Text">CONSTRUCT</text:span> queries return RDF graphs.<text:line-break/></text:p>
        </text:section>
        <text:section text:style-name="Sect1" text:name="04bc8487e8a22733472a92c85d8d927f4614c48a">
          <text:p text:style-name="Text_20_body"><text:span text:style-name="Source_20_Text">SELECT</text:span> queries return a partial mapping from variable names to RDF terms.<text:line-break/></text:p>
        </text:section>
        <text:section text:style-name="Sect1" text:name="96ddedce4c120d15f1d165777a41bde1e13570b7">
          <text:p text:style-name="Text_20_body">You can query several RDF databases at the same time with a single SPARQL query.<text:line-break/></text:p>
        </text:section>
        <text:section text:style-name="Sect1" text:name="0dda86d04f606750b8b57fa58984a2e65eaf7cd1">
          <text:p text:style-name="Text_20_body">SPARQL extends SQL with the ability to query RDF.<text:line-break/></text:p>
        </text:section>
        <text:section text:style-name="Sect1" text:name="8549442d7ee7fbcdc684eb8bee895ce14f30103d">
          <text:p text:style-name="Text_20_body"><text:span text:style-name="Source_20_Text">SELECT</text:span> queries return RDF graphs.<text:line-break/></text:p>
        </text:section>
      </text:section>
      <text:section text:style-name="Sect1" text:name="44cf54a2a988502c4ca7160524200fa2c5fb5044">
        <text:p text:style-name="Text_20_body">Which of the following SPARQL queries return the country with the highest population?</text:p>
        <text:section text:style-name="Sect1" text:name="e3f0646ec356679778c7a2095fb059cd1d7538e1">
          <text:p text:style-name="Text_20_body"><text:span text:style-name="Source_20_Text">SELECT ?country (MAX(?n) AS ?pop) WHERE { <text:line-break/>?country a ex:Country; ex:population ?n . <text:line-break/>}</text:span><text:line-break/></text:p>
        </text:section>
        <text:section text:style-name="Sect1" text:name="Section2">
          <text:p text:style-name="Text_20_body"><text:bookmark text:name="7c0d48d35dad6d844b65402ca113cd1d1180922e1"/>None of the other answers are correct.<text:line-break/></text:p>
        </text:section>
        <text:section text:style-name="Sect1" text:name="b767f5b2e1617788929066e1eaa41965de867ad9">
          <text:p text:style-name="Text_20_body"><text:span text:style-name="Source_20_Text">SELECT ?country WHERE { <text:line-break/>?country a ex:Country; ex:population ?n . <text:line-break/>} <text:line-break/>ORDER BY DESC(?n) LIMIT 1</text:span><text:line-break/></text:p>
        </text:section>
        <text:section text:style-name="Sect1" text:name="3952250406e51dcd7ce87bb4c9a81e2de206a84e">
          <text:p text:style-name="Text_20_body"><text:span text:style-name="Source_20_Text">SELECT ?country (MAX(?n) AS ?pop) WHERE { <text:line-break/>?country a ex:Country; ex:population ?n . <text:line-break/>} <text:line-break/>GROUP BY ?country</text:span><text:line-break/></text:p>
        </text:section>
        <text:section text:style-name="Sect1" text:name="340f41bdca01b77c8af27f54848d070977f0b0da">
          <text:p text:style-name="Text_20_body"><text:span text:style-name="Source_20_Text">SELECT ?country WHERE { <text:line-break/>?country a ex:Country; ex:population ?n . <text:line-break/>FILTER ( MAX(?n) ) <text:line-break/>}</text:span><text:line-break/></text:p>
        </text:section>
      </text:section>
      <text:section text:style-name="Sect1" text:name="bdff7af8c815b62dcfbf9c9dacec42bc7af72241">
        <text:p text:style-name="Text_20_body">Which of the following SPARQL queries return countries neither in Europe nor in America?</text:p>
        <text:section text:style-name="Sect1" text:name="Section3">
          <text:p text:style-name="Text_20_body"><text:bookmark text:name="7c0d48d35dad6d844b65402ca113cd1d1180922e2"/>None of the other answers are correct.<text:line-break/></text:p>
        </text:section>
        <text:section text:style-name="Sect1" text:name="6d64713ef4cd1eb1fe676191e944781f505b0b14">
          <text:p text:style-name="Text_20_body"><text:span text:style-name="Source_20_Text">SELECT ?country WHERE { <text:line-break/>{ <text:line-break/>?country a ex:Country . <text:line-break/>FILTER NOT EXISTS {?country ex:continent ex:Europe .} <text:line-break/>} <text:line-break/></text:span><text:soft-page-break/><text:span text:style-name="Source_20_Text">{ <text:line-break/>?country a ex:Country . <text:line-break/>FILTER NOT EXISTS {?country ex:continent ex:America .} <text:line-break/>}</text:span><text:line-break/></text:p>
        </text:section>
        <text:section text:style-name="Sect1" text:name="31a7e48bd1253e33e44a966cc1b23ca0a22fb8b9">
          <text:p text:style-name="Text_20_body"><text:span text:style-name="Source_20_Text">SELECT ?country WHERE { <text:line-break/>?country rdf:type ex:Country; ex:continent ?continent . <text:line-break/>FILTER (?continent != ex:Europe &amp;&amp; ?continent != ex:America) <text:line-break/>}</text:span><text:line-break/></text:p>
        </text:section>
        <text:section text:style-name="Sect1" text:name="52efcc207ad8c1e4d6bd5a540cb3361d70b741ff">
          <text:p text:style-name="Text_20_body"><text:span text:style-name="Source_20_Text">SELECT ?country WHERE { <text:line-break/>?country a ex:Country . <text:line-break/>FILTER NOT EXISTS {?country ex:continent ex:Europe .} <text:line-break/>FILTER NOT EXISTS {?country ex:continent ex:America .} <text:line-break/>}</text:span><text:line-break/></text:p>
        </text:section>
        <text:section text:style-name="Sect1" text:name="4609b9331db5b6484d68f6f90e6880bc02729052">
          <text:p text:style-name="Text_20_body"><text:span text:style-name="Source_20_Text">SELECT ?country WHERE { <text:line-break/>?country a ex:Country . <text:line-break/>FILTER NOT EXISTS {?country ex:continent ex:Europe, ex:America .} <text:line-break/>}</text:span><text:line-break/></text:p>
        </text:section>
      </text:section>
      <text:section text:style-name="Sect1" text:name="478f205223cc655eff3da41a8b4cf43ae8df644c">
        <text:p text:style-name="Text_20_body">Which of the following SPARQL queries return countries either in Europe or America?</text:p>
        <text:section text:style-name="Sect1" text:name="e5f7a0899fcea9a7ce80cee8ee914bb25cee2958">
          <text:p text:style-name="Text_20_body"><text:span text:style-name="Source_20_Text">SELECT ?country WHERE { <text:line-break/>?country rdf:type ex:Country; ex:continent ?continent . <text:line-break/>FILTER (?continent = ex:Europe || ?continent = ex:America) <text:line-break/>}</text:span><text:line-break/></text:p>
        </text:section>
        <text:section text:style-name="Sect1" text:name="bb66acc06f579f90c38f486fa0cd9b817eb5325b">
          <text:p text:style-name="Text_20_body"><text:span text:style-name="Source_20_Text">SELECT ?country WHERE { <text:line-break/>{ ?country a ex:Country; ex:continent ex:Europe . } <text:line-break/>UNION <text:line-break/>{ ?country a ex:Country; ex:continent ex:America . } <text:line-break/>}</text:span><text:line-break/></text:p>
        </text:section>
        <text:section text:style-name="Sect1" text:name="Section4">
          <text:p text:style-name="Text_20_body"><text:bookmark text:name="7c0d48d35dad6d844b65402ca113cd1d1180922e3"/>None of the other answers are correct.<text:line-break/></text:p>
        </text:section>
        <text:section text:style-name="Sect1" text:name="375288529513c9d0a1616aeb71a0513104474336">
          <text:p text:style-name="Text_20_body"><text:span text:style-name="Source_20_Text">SELECT ?country WHERE { <text:line-break/>?country a ex:Country . <text:line-break/>OPTIONAL { ?country ex:continent ex:Europe . } <text:line-break/>OPTIONAL { ?country ex:continent ex:America . } <text:line-break/>}</text:span><text:line-break/></text:p>
        </text:section>
        <text:section text:style-name="Sect1" text:name="1fb46af7d8bb3eaba068092d2252e3ddb2402909">
          <text:p text:style-name="Text_20_body"><text:soft-page-break/><text:span text:style-name="Source_20_Text">SELECT ?country WHERE { <text:line-break/>?country a ex:Country; <text:line-break/>ex:continent ex:Europe, ex:America . <text:line-break/>}</text:span><text:line-break/></text:p>
        </text:section>
      </text:section>
      <text:section text:style-name="Sect1" text:name="c576e4a10b1c04ffca6118292b3fe422ef7063c0">
        <text:p text:style-name="Text_20_body">Which of the following SPARQL queries return the list of names of people born in France, without duplicates?</text:p>
        <text:section text:style-name="Sect1" text:name="b65c0f5fe18bc7ccb0050d361ed3d5961e6f4bf5">
          <text:p text:style-name="Text_20_body"><text:span text:style-name="Source_20_Text">SELECT DISTINCT ?name WHERE { <text:line-break/>?person a ex:Person; ex:bornIn ex:France; ex:name ?name . <text:line-break/>}</text:span><text:line-break/></text:p>
        </text:section>
        <text:section text:style-name="Sect1" text:name="565bf869cabe4c1115abbc3433f96cc678f1d080">
          <text:p text:style-name="Text_20_body"><text:span text:style-name="Source_20_Text">SELECT ?name WHERE { <text:line-break/>?person a ex:Person; ex:bornIn ex:France; ex:name ?name . <text:line-break/>} <text:line-break/>GROUP BY ?name</text:span><text:line-break/></text:p>
        </text:section>
        <text:section text:style-name="Sect1" text:name="1dd2cf7a9a35f6a10317a7466334805ab4a42507">
          <text:p text:style-name="Text_20_body"><text:span text:style-name="Source_20_Text">SELECT ?name WHERE { <text:line-break/>?person a ex:Person; ex:bornIn ex:France; ex:name ?name . <text:line-break/>} <text:line-break/>GROUP BY ?person</text:span><text:line-break/></text:p>
        </text:section>
        <text:section text:style-name="Sect1" text:name="bdb245b7ca3c4299c53ff384813832ab385bd253">
          <text:p text:style-name="Text_20_body"><text:span text:style-name="Source_20_Text">SELECT ?name WHERE { <text:line-break/>?person a ex:Person; ex:bornIn ex:France; ex:name ?name . <text:line-break/>}</text:span><text:line-break/></text:p>
        </text:section>
        <text:section text:style-name="Sect1" text:name="72c18d26ea0f7cc4751eddc747eedeb0e9f87fce">
          <text:p text:style-name="Text_20_body"><text:span text:style-name="Source_20_Text">SELECT ?name WHERE { <text:line-break/>?person a ex:Person; ex:bornIn ex:France; ex:name ?name . <text:line-break/>} <text:line-break/>HAVING DISTINCT(?name)</text:span></text:p>
        </text:section>
      </text:section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4:35:52.674114290</meta:creation-date>
    <dc:date>2018-12-07T14:36:29.357578246</dc:date>
    <meta:editing-duration>PT37S</meta:editing-duration>
    <meta:editing-cycles>1</meta:editing-cycles>
    <meta:document-statistic meta:table-count="0" meta:image-count="0" meta:object-count="0" meta:page-count="4" meta:paragraph-count="49" meta:word-count="568" meta:character-count="3530" meta:non-whitespace-character-count="2916"/>
    <meta:generator>LibreOffice/6.0.6.2$Linux_X86_64 LibreOffice_project/00m0$Build-2</meta:generator>
  </office:meta>
</office:document-meta>
</file>